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padding="0in" fo:border="none"/>
    </style:style>
    <style:style style:name="P2" style:family="paragraph" style:parent-style-name="Text_20_body">
      <style:paragraph-properties fo:padding="0in" fo:border="none"/>
      <style:text-properties fo:font-size="11.8000001907349pt" style:font-size-asian="11.8000001907349pt" style:font-size-complex="11.8000001907349pt"/>
    </style:style>
    <style:style style:name="P3" style:family="paragraph" style:parent-style-name="Text_20_body">
      <style:paragraph-properties fo:padding="0in" fo:border="none"/>
      <style:text-properties fo:font-size="11.8000001907349pt" officeooo:paragraph-rsid="000514dd" style:font-size-asian="11.8000001907349pt" style:font-size-complex="11.8000001907349pt"/>
    </style:style>
    <style:style style:name="P4" style:family="paragraph" style:parent-style-name="Text_20_body">
      <style:paragraph-properties fo:padding="0in" fo:border="none"/>
      <style:text-properties fo:font-size="11.8000001907349pt" officeooo:rsid="000514dd" officeooo:paragraph-rsid="000514dd" style:font-size-asian="11.8000001907349pt" style:font-size-complex="11.8000001907349pt"/>
    </style:style>
    <style:style style:name="P5" style:family="paragraph" style:parent-style-name="Text_20_body">
      <style:paragraph-properties fo:padding="0in" fo:border="none"/>
      <style:text-properties fo:font-size="11.8000001907349pt" officeooo:rsid="00062d91" officeooo:paragraph-rsid="00062d91" style:font-size-asian="11.8000001907349pt" style:font-size-complex="11.8000001907349pt"/>
    </style:style>
    <style:style style:name="P6" style:family="paragraph" style:parent-style-name="Text_20_body">
      <style:paragraph-properties fo:padding="0in" fo:border="none"/>
      <style:text-properties fo:font-size="11.8000001907349pt" officeooo:rsid="00077cb5" officeooo:paragraph-rsid="00077cb5" style:font-size-asian="11.8000001907349pt" style:font-size-complex="11.8000001907349pt"/>
    </style:style>
    <style:style style:name="P7" style:family="paragraph" style:parent-style-name="Text_20_body">
      <style:paragraph-properties fo:padding="0in" fo:border="none"/>
      <style:text-properties fo:font-size="11.8000001907349pt" officeooo:rsid="00094a1d" officeooo:paragraph-rsid="00094a1d" style:font-size-asian="11.8000001907349pt" style:font-size-complex="11.8000001907349pt"/>
    </style:style>
    <style:style style:name="P8" style:family="paragraph" style:parent-style-name="Text_20_body">
      <style:paragraph-properties fo:padding="0in" fo:border="none"/>
      <style:text-properties fo:font-size="11.8000001907349pt" officeooo:rsid="000b0cc1" officeooo:paragraph-rsid="000b0cc1" style:font-size-asian="11.8000001907349pt" style:font-size-complex="11.8000001907349pt"/>
    </style:style>
    <style:style style:name="P9" style:family="paragraph" style:parent-style-name="Text_20_body">
      <style:paragraph-properties fo:padding="0in" fo:border="none"/>
      <style:text-properties fo:font-size="11.8000001907349pt" officeooo:rsid="000cc912" officeooo:paragraph-rsid="000cc912" style:font-size-asian="11.8000001907349pt" style:font-size-complex="11.8000001907349pt"/>
    </style:style>
    <style:style style:name="P10" style:family="paragraph" style:parent-style-name="Text_20_body">
      <style:paragraph-properties fo:padding="0in" fo:border="none"/>
      <style:text-properties fo:font-size="11.8000001907349pt" officeooo:rsid="000edc7b" officeooo:paragraph-rsid="000edc7b" style:font-size-asian="11.8000001907349pt" style:font-size-complex="11.8000001907349pt"/>
    </style:style>
    <style:style style:name="P11" style:family="paragraph" style:parent-style-name="Text_20_body">
      <style:paragraph-properties fo:padding="0in" fo:border="none"/>
      <style:text-properties fo:font-size="11.8000001907349pt" officeooo:rsid="000fef1e" officeooo:paragraph-rsid="000fef1e" style:font-size-asian="11.8000001907349pt" style:font-size-complex="11.8000001907349pt"/>
    </style:style>
    <style:style style:name="P12" style:family="paragraph" style:parent-style-name="Text_20_body">
      <style:paragraph-properties fo:padding="0in" fo:border="none"/>
      <style:text-properties fo:font-size="11.8000001907349pt" officeooo:rsid="00166cc4" officeooo:paragraph-rsid="00166cc4" style:font-size-asian="11.8000001907349pt" style:font-size-complex="11.8000001907349pt"/>
    </style:style>
    <style:style style:name="P13" style:family="paragraph" style:parent-style-name="Text_20_body">
      <style:paragraph-properties fo:padding="0in" fo:border="none"/>
      <style:text-properties fo:font-size="11.8000001907349pt" fo:font-weight="bold" officeooo:rsid="000cc912" officeooo:paragraph-rsid="000cc912" style:font-size-asian="11.8000001907349pt" style:font-weight-asian="bold" style:font-size-complex="11.8000001907349pt" style:font-weight-complex="bold"/>
    </style:style>
    <style:style style:name="P14" style:family="paragraph" style:parent-style-name="Text_20_body">
      <style:paragraph-properties fo:padding="0in" fo:border="none"/>
      <style:text-properties fo:font-size="11.8000001907349pt" fo:font-weight="bold" officeooo:rsid="000cc912" officeooo:paragraph-rsid="000d104a" style:font-size-asian="11.8000001907349pt" style:font-weight-asian="bold" style:font-size-complex="11.8000001907349pt" style:font-weight-complex="bold"/>
    </style:style>
    <style:style style:name="P15" style:family="paragraph" style:parent-style-name="Text_20_body">
      <style:paragraph-properties fo:padding="0in" fo:border="none"/>
      <style:text-properties fo:font-size="11.8000001907349pt" fo:font-weight="bold" officeooo:rsid="000d104a" officeooo:paragraph-rsid="000d104a" style:font-size-asian="11.8000001907349pt" style:font-weight-asian="bold" style:font-size-complex="11.8000001907349pt" style:font-weight-complex="bold"/>
    </style:style>
    <style:style style:name="P16" style:family="paragraph" style:parent-style-name="Text_20_body">
      <style:paragraph-properties fo:padding="0in" fo:border="none"/>
      <style:text-properties fo:font-size="11.8000001907349pt" fo:font-weight="bold" officeooo:rsid="0017b471" officeooo:paragraph-rsid="0017b471" style:font-size-asian="11.8000001907349pt" style:font-weight-asian="bold" style:font-size-complex="11.8000001907349pt" style:font-weight-complex="bold"/>
    </style:style>
    <style:style style:name="P17" style:family="paragraph" style:parent-style-name="Text_20_body">
      <style:paragraph-properties fo:padding="0in" fo:border="none"/>
      <style:text-properties fo:font-size="11.8000001907349pt" fo:font-weight="bold" officeooo:rsid="00191fdc" officeooo:paragraph-rsid="00191fdc" style:font-size-asian="11.8000001907349pt" style:font-weight-asian="bold" style:font-size-complex="11.8000001907349pt" style:font-weight-complex="bold"/>
    </style:style>
    <style:style style:name="P18" style:family="paragraph" style:parent-style-name="Text_20_body">
      <style:paragraph-properties fo:padding="0in" fo:border="none"/>
      <style:text-properties fo:font-size="11.8000001907349pt" fo:font-weight="normal" officeooo:rsid="000cc912" officeooo:paragraph-rsid="000cc912" style:font-size-asian="11.8000001907349pt" style:font-weight-asian="normal" style:font-size-complex="11.8000001907349pt" style:font-weight-complex="normal"/>
    </style:style>
    <style:style style:name="P19" style:family="paragraph" style:parent-style-name="Text_20_body">
      <style:paragraph-properties fo:padding="0in" fo:border="none"/>
      <style:text-properties fo:font-size="11.8000001907349pt" fo:font-weight="normal" officeooo:rsid="000d104a" officeooo:paragraph-rsid="000d104a" style:font-size-asian="11.8000001907349pt" style:font-weight-asian="normal" style:font-size-complex="11.8000001907349pt" style:font-weight-complex="normal"/>
    </style:style>
    <style:style style:name="P20" style:family="paragraph" style:parent-style-name="Text_20_body">
      <style:paragraph-properties fo:padding="0in" fo:border="none"/>
      <style:text-properties fo:font-size="11.8000001907349pt" fo:font-weight="normal" officeooo:rsid="001a4b57" officeooo:paragraph-rsid="001a4b57" style:font-size-asian="11.8000001907349pt" style:font-weight-asian="normal" style:font-size-complex="11.8000001907349pt" style:font-weight-complex="normal"/>
    </style:style>
    <style:style style:name="P21" style:family="paragraph" style:parent-style-name="Text_20_body">
      <style:paragraph-properties fo:padding="0in" fo:border="none"/>
      <style:text-properties fo:font-size="11.8000001907349pt" fo:font-style="italic" fo:font-weight="normal" officeooo:rsid="000cc912" officeooo:paragraph-rsid="000cc912" style:font-size-asian="11.8000001907349pt" style:font-style-asian="italic" style:font-weight-asian="normal" style:font-size-complex="11.8000001907349pt" style:font-style-complex="italic" style:font-weight-complex="normal"/>
    </style:style>
    <style:style style:name="P22" style:family="paragraph" style:parent-style-name="Text_20_body">
      <style:paragraph-properties fo:padding="0in" fo:border="none"/>
      <style:text-properties fo:font-size="11.8000001907349pt" style:text-underline-style="solid" style:text-underline-width="auto" style:text-underline-color="font-color" fo:font-weight="bold" officeooo:rsid="0017b471" officeooo:paragraph-rsid="0017b471" style:font-size-asian="11.8000001907349pt" style:font-weight-asian="bold" style:font-size-complex="11.8000001907349pt" style:font-weight-complex="bold"/>
    </style:style>
    <style:style style:name="P23" style:family="paragraph" style:parent-style-name="Text_20_body">
      <style:paragraph-properties fo:padding="0in" fo:border="none"/>
      <style:text-properties officeooo:paragraph-rsid="00077cb5"/>
    </style:style>
    <style:style style:name="P24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5" style:family="paragraph" style:parent-style-name="Text_20_body" style:list-style-name="L1">
      <style:paragraph-properties fo:margin-top="0in" fo:margin-bottom="0in" style:contextual-spacing="false" fo:padding="0in" fo:border="none"/>
      <style:text-properties fo:font-size="11.8000001907349pt" style:font-size-asian="11.8000001907349pt" style:font-size-complex="11.8000001907349pt"/>
    </style:style>
    <style:style style:name="P26" style:family="paragraph" style:parent-style-name="Text_20_body" style:list-style-name="L1">
      <style:paragraph-properties fo:padding="0in" fo:border="none"/>
      <style:text-properties fo:font-size="11.8000001907349pt" style:font-size-asian="11.8000001907349pt" style:font-size-complex="11.8000001907349pt"/>
    </style:style>
    <style:style style:name="P27" style:family="paragraph" style:parent-style-name="Text_20_body" style:list-style-name="L2">
      <style:paragraph-properties fo:margin-top="0in" fo:margin-bottom="0in" style:contextual-spacing="false" fo:padding="0in" fo:border="none"/>
      <style:text-properties fo:font-size="11.8000001907349pt" style:font-size-asian="11.8000001907349pt" style:font-size-complex="11.8000001907349pt"/>
    </style:style>
    <style:style style:name="P28" style:family="paragraph" style:parent-style-name="Text_20_body">
      <style:paragraph-properties fo:padding="0in" fo:border="none"/>
      <style:text-properties fo:font-size="11.8000001907349pt" officeooo:rsid="00119443" officeooo:paragraph-rsid="00119443" style:font-size-asian="11.8000001907349pt" style:font-size-complex="11.8000001907349pt"/>
    </style:style>
    <style:style style:name="P29" style:family="paragraph" style:parent-style-name="Text_20_body">
      <style:paragraph-properties fo:padding="0in" fo:border="none"/>
      <style:text-properties fo:font-size="11.8000001907349pt" fo:font-style="italic" fo:font-weight="normal" officeooo:rsid="000cc912" officeooo:paragraph-rsid="000cc912" style:font-size-asian="11.8000001907349pt" style:font-style-asian="italic" style:font-weight-asian="normal" style:font-size-complex="11.8000001907349pt" style:font-style-complex="italic" style:font-weight-complex="normal"/>
    </style:style>
    <style:style style:name="P30" style:family="paragraph" style:parent-style-name="Text_20_body" style:list-style-name="L2">
      <style:paragraph-properties fo:padding="0in" fo:border="none"/>
    </style:style>
    <style:style style:name="T1" style:family="text">
      <style:text-properties fo:font-size="11.8000001907349pt" style:font-size-asian="11.8000001907349pt" style:font-size-complex="11.8000001907349pt"/>
    </style:style>
    <style:style style:name="T2" style:family="text">
      <style:text-properties fo:font-size="11.8000001907349pt" style:font-size-asian="11.8000001907349pt" style:font-size-complex="11.8000001907349pt" loext:padding="0in" loext:border="none"/>
    </style:style>
    <style:style style:name="T3" style:family="text">
      <style:text-properties fo:font-size="11.8000001907349pt" officeooo:rsid="00062d91" style:font-size-asian="11.8000001907349pt" style:font-size-complex="11.8000001907349pt"/>
    </style:style>
    <style:style style:name="T4" style:family="text">
      <style:text-properties fo:font-size="11.8000001907349pt" officeooo:rsid="00077cb5" style:font-size-asian="11.8000001907349pt" style:font-size-complex="11.8000001907349pt"/>
    </style:style>
    <style:style style:name="T5" style:family="text">
      <style:text-properties officeooo:rsid="00062d91"/>
    </style:style>
    <style:style style:name="T6" style:family="text">
      <style:text-properties officeooo:rsid="00077cb5"/>
    </style:style>
    <style:style style:name="T7" style:family="text">
      <style:text-properties officeooo:rsid="000d104a"/>
    </style:style>
    <style:style style:name="T8" style:family="text">
      <style:text-properties officeooo:rsid="000fef1e"/>
    </style:style>
    <style:style style:name="T9" style:family="text">
      <style:text-properties officeooo:rsid="0012a150"/>
    </style:style>
    <style:style style:name="T10" style:family="text">
      <style:text-properties officeooo:rsid="0013ab2f"/>
    </style:style>
    <style:style style:name="T11" style:family="text">
      <style:text-properties officeooo:rsid="0014646c"/>
    </style:style>
    <style:style style:name="T12" style:family="text">
      <style:text-properties officeooo:rsid="001941e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41094210" text:style-name="L1">
        <text:list-item>
          <text:p text:style-name="P25">Create a webpage with a 16x16 grid of square divs.</text:p>
          <text:list>
            <text:list-item>
              <text:p text:style-name="P25">Create the divs using JavaScript. Don’t try to create them by hand by copying and pasting them in your HTML file!</text:p>
            </text:list-item>
            <text:list-item>
              <text:p text:style-name="P25">It’s best to put your grid squares inside a “container” div. This div can be written in your HTML file.</text:p>
            </text:list-item>
            <text:list-item>
              <text:p text:style-name="P25">Use Flexbox to make the divs appear as a grid (versus just one on each line). Despite the name, do not be tempted to research or use CSS Grid, as it will be taught in a later lesson after the foundations path. This project is an opportunity specifically to practice Flexbox!</text:p>
            </text:list-item>
            <text:list-item>
              <text:p text:style-name="P25">Be careful with borders and margins, as they can adjust the size of the squares!</text:p>
            </text:list-item>
            <text:list-item>
              <text:p text:style-name="P25">“OMG, why isn’t my grid being created???”</text:p>
              <text:list>
                <text:list-item>
                  <text:p text:style-name="P25">Did you link your CSS stylesheet?</text:p>
                </text:list-item>
                <text:list-item>
                  <text:p text:style-name="P25">Open your browser’s developer tools.</text:p>
                </text:list-item>
                <text:list-item>
                  <text:p text:style-name="P25">Check if there are any errors in the JavaScript console.</text:p>
                </text:list-item>
                <text:list-item>
                  <text:p text:style-name="P25">Check your “elements” panel to see if the elements have actually shown up but are somehow hidden.</text:p>
                </text:list-item>
                <text:list-item>
                  <text:p text:style-name="P24"><text:span text:style-name="T1">Go willy-nilly and add </text:span><text:span text:style-name="Source_20_Text"><text:span text:style-name="T2">console.log</text:span></text:span><text:span text:style-name="T1"> statements in your JavaScript to see if it’s actually being loaded.</text:span></text:p>
                </text:list-item>
              </text:list>
            </text:list-item>
          </text:list>
        </text:list-item>
        <text:list-item>
          <text:p text:style-name="P25">Set up a “hover” effect so that the grid divs change color when your mouse passes over them, leaving a (pixelated) trail through your grid like a pen would.</text:p>
          <text:list>
            <text:list-item>
              <text:p text:style-name="P24"><text:span text:style-name="Strong_20_Emphasis"><text:span text:style-name="T2">Hint</text:span></text:span><text:span text:style-name="T1">: “Hovering” is what happens when your mouse enters a div and ends when your mouse leaves it. You can set up event listeners for either of those events as a starting point.</text:span></text:p>
            </text:list-item>
            <text:list-item>
              <text:p text:style-name="P25">There are multiple ways to change the color of the divs, including:</text:p>
              <text:list>
                <text:list-item>
                  <text:p text:style-name="P25">Adding a new class to the div.</text:p>
                </text:list-item>
                <text:list-item>
                  <text:p text:style-name="P25">Changing the div’s background color using JavaScript.</text:p>
                </text:list-item>
              </text:list>
            </text:list-item>
          </text:list>
        </text:list-item>
        <text:list-item>
          <text:p text:style-name="P24"><text:span text:style-name="T1">Add a button on the top of the screen that will send the user a popup asking for the number of squares per side for the new grid. Once entered, the existing grid should be </text:span><text:span text:style-name="Emphasis"><text:span text:style-name="T2">removed</text:span></text:span><text:span text:style-name="T1">, and a new grid should be generated </text:span><text:span text:style-name="Emphasis"><text:span text:style-name="T2">in the same total space as before</text:span></text:span><text:span text:style-name="T1"> (e.g., 960px wide) so that you’ve got a new sketch pad.</text:span></text:p>
          <text:list>
            <text:list-item>
              <text:p text:style-name="P24"><text:span text:style-name="Strong_20_Emphasis"><text:span text:style-name="T2">Tip</text:span></text:span><text:span text:style-name="T1">: Set the limit for the user input to a maximum of 100. A larger number of squares results in more computer resources being used, potentially causing delays, freezing, or crashing that we want to prevent.</text:span></text:p>
            </text:list-item>
            <text:list-item>
              <text:p text:style-name="P24"><text:span text:style-name="T1">Research </text:span><text:span text:style-name="Source_20_Text"><text:span text:style-name="T2">button</text:span></text:span><text:span text:style-name="T1"> tags in HTML and how you can make a JavaScript function run when one is clicked.</text:span></text:p>
            </text:list-item>
            <text:list-item>
              <text:p text:style-name="P24"><text:span text:style-name="T1">Also check out </text:span><text:span text:style-name="Source_20_Text"><text:span text:style-name="T2">prompt</text:span></text:span><text:span text:style-name="T1">s.</text:span></text:p>
            </text:list-item>
            <text:list-item>
              <text:p text:style-name="P24"><text:span text:style-name="T1">You should be able to enter </text:span><text:span text:style-name="Source_20_Text"><text:span text:style-name="T2">64</text:span></text:span><text:span text:style-name="T1"> and have a brand new 64x64 grid pop up without changing the total amount of pixels used.</text:span></text:p>
            </text:list-item>
          </text:list>
        </text:list-item>
        <text:list-item>
          <text:p text:style-name="P26">Push your project to GitHub!</text:p>
        </text:list-item>
      </text:list>
      <text:h text:style-name="P1" text:outline-level="4"><text:bookmark text:name="extra-credit"/><text:a xlink:type="simple" xlink:href="https://www.theodinproject.com/lessons/foundations-etch-a-sketch#extra-credit" text:style-name="Internet_20_link" text:visited-style-name="Visited_20_Internet_20_Link"><text:span text:style-name="T2">Extra credit</text:span></text:a></text:h>
      <text:p text:style-name="P2">Transform the behavior of a square when interacting with the mouse by introducing a series of modifications.</text:p>
      <text:list xml:id="list2222670995" text:style-name="L2">
        <text:list-item>
          <text:p text:style-name="P27">Rather than squares being the same color throughout the grid, randomize the squares’ RGB values with each interaction.</text:p>
        </text:list-item>
        <text:list-item>
          <text:p text:style-name="P27">Additionally, implement a progressive darkening effect where each interaction darkens the square by 10%. The goal is to achieve a fully black (or completely colored) square in only ten interactions.</text:p>
          <text:list>
            <text:list-item>
              <text:p text:style-name="P30"><text:span text:style-name="Strong_20_Emphasis"><text:span text:style-name="T2">Hint</text:span></text:span><text:span text:style-name="T1">: The opacity CSS property is useful here. To learn how to use it, check this </text:span><text:a xlink:type="simple" xlink:href="https://developer.mozilla.org/en-US/docs/Web/CSS/opacity" office:target-frame-name="_blank" xlink:show="new" text:style-name="Internet_20_link" text:visited-style-name="Visited_20_Internet_20_Link"><text:span text:style-name="T2">MDN docs article about the opacity CSS property</text:span></text:a><text:span text:style-name="T1">.</text:span></text:p>
            </text:list-item>
          </text:list>
        </text:list-item>
      </text:list>
      <text:p text:style-name="P3">You can choose to do either one or both of these challenges, it’s up to you.</text:p>
      <text:p text:style-name="P22"><text:soft-page-break/>thinking steps:</text:p>
      <text:p text:style-name="P4"/>
      <text:p text:style-name="P16">main project</text:p>
      <text:p text:style-name="P4"><text:span text:style-name="T5">- </text:span>Make one square div, always in the middle, that contains all the other divs.</text:p>
      <text:p text:style-name="P4"><text:span text:style-name="T5">- </text:span>create a flexbox that will always make these boxes squares, and will fill the box, not dependent on the amount</text:p>
      <text:p text:style-name="P5">- write some code that makes a span into the central div</text:p>
      <text:p text:style-name="P5">- write some css that will remove all borders of the <text:span text:style-name="T6">span</text:span>s</text:p>
      <text:p text:style-name="P3"><text:span text:style-name="T5">- </text:span>Create a<text:span text:style-name="T5"> loop that fills the flexbox with the amount a</text:span></text:p>
      <text:p text:style-name="P5">- create a loop that loops that loop with amount a </text:p>
      <text:p text:style-name="P8">- edit the flexbox so that the div properly fills all the lines</text:p>
      <text:p text:style-name="P5"/>
      <text:p text:style-name="P23"><text:span text:style-name="T3">-</text:span><text:span text:style-name="T4"> disable the whole loop, and go back to one div. add a hover effect to that div, so the opacity then moves to 100%</text:span></text:p>
      <text:p text:style-name="P6">- create a textbox which does not accept any values higher than 100</text:p>
      <text:p text:style-name="P7">- make the div appear when a button is pressed</text:p>
      <text:p text:style-name="P7">- make the grid appear when the button is pressed</text:p>
      <text:p text:style-name="P7">- let a = the value that has been typed in the textbox</text:p>
      <text:p text:style-name="P7"/>
      <text:p text:style-name="P13">colorful pixels:</text:p>
      <text:p text:style-name="P21">Rather than squares being the same color throughout the grid, randomize the squares’ RGB values with each interaction.</text:p>
      <text:p text:style-name="P9">- go back to a single span.</text:p>
      <text:p text:style-name="P9">- add to the event listener, that when the hover event occurs, it makes the background color of the span choose a random value</text:p>
      <text:p text:style-name="P9">- add this listener to the grid by adding it to the loop</text:p>
      <text:p text:style-name="P7"/>
      <text:p text:style-name="P13">random disappearance:</text:p>
      <text:p text:style-name="P21">make it so that the color that you draw, disappears at random intervals. make sure that they last at a mimimum 200 milliseconds, and at a maximum 5 seconds. (5000 milliseconds)</text:p>
      <text:p text:style-name="P18">- make one span again</text:p>
      <text:p text:style-name="P18">- see if you can make it disappear <text:span text:style-name="T7">1 second after being colored</text:span></text:p>
      <text:p text:style-name="P19">- apply this to the grid</text:p>
      <text:p text:style-name="P19">- go back to the single span, and make it disappear<text:span text:style-name="T12"> at a </text:span><text:s/>random <text:span text:style-name="T12">moment between 200 and 5000 milliseconds</text:span></text:p>
      <text:p text:style-name="P19">- apply this to the grid</text:p>
      <text:p text:style-name="P20"><text:soft-page-break/>- see if you can make this </text:p>
      <text:p text:style-name="P14"/>
      <text:p text:style-name="P13"/>
      <text:p text:style-name="P18"/>
      <text:p text:style-name="P15">effect area widened with speed</text:p>
      <text:p text:style-name="P18">make it so that the effected area becomes bigger when the mouse is moved faster, </text:p>
      <text:p text:style-name="P10">- go back to one span</text:p>
      <text:p text:style-name="P10">- <text:span text:style-name="T8">make an event listener that checks the cursor position, and </text:span><text:span text:style-name="T9">when distance is 0</text:span><text:span text:style-name="T8">, changes its color. </text:span></text:p>
      <text:p text:style-name="P11">give it one variable "cursorDistance"<text:span text:style-name="T10"> (is for now 0)</text:span> that can be easily modified</text:p>
      <text:p text:style-name="P11">- make some text appear that measures how fast the cursor is moving. 0 when not moving to, idk a higher number when moving.</text:p>
      <text:p text:style-name="P11">- connect the number to "cursorDistance"</text:p>
      <text:p text:style-name="P12">- make the box change color depending on distance and cursor speed</text:p>
      <text:p text:style-name="P12">- add this to your grid</text:p>
      <text:p text:style-name="P11">- modify the number so that that increase in size is nice compared to have fast you move your cursor<text:span text:style-name="T11">, figure out some kind of math</text:span></text:p>
      <text:p text:style-name="P11"/>
      <text:p text:style-name="P17">gradual fade instead of completely disappearing at once</text:p>
      <text:p text:style-name="P17"/>
      <text:p text:style-name="P11"/>
      <text:p text:style-name="P11"/>
      <text:p text:style-name="P28">enjo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2602in" fo:margin-right="0.257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0:15:19.528849292</meta:creation-date>
    <dc:date>2024-09-16T18:43:13.369888221</dc:date>
    <meta:editing-duration>PT1H35M5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1012" meta:character-count="5309" meta:non-whitespace-character-count="4384"/>
  </office:meta>
</office:document-meta>
</file>